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 Neue"/>
    </style:style>
    <style:style style:name="P2" style:family="paragraph" style:parent-style-name="Standard">
      <style:text-properties style:font-name="Helvetica Neue" fo:font-weight="bold" style:font-weight-asian="bold" style:font-weight-complex="bold"/>
    </style:style>
    <style:style style:name="P3" style:family="paragraph" style:parent-style-name="Standard" style:list-style-name="L5">
      <style:text-properties style:font-name="Helvetica Neu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5"/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2" style:family="text">
      <style:text-properties style:use-window-font-color="true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T3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" style:family="text">
      <style:text-properties style:use-window-font-color="true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T5" style:family="text">
      <style:text-properties style:font-name="Helvetica Neue"/>
    </style:style>
    <style:style style:name="T6" style:family="text">
      <style:text-properties style:font-name="Helvetica Neue" fo:font-weight="bold" style:font-weight-asian="bold" style:font-weight-complex="bold"/>
    </style:style>
    <style:style style:name="T7" style:family="text">
      <style:text-properties style:font-name="Helvetica Neue" fo:font-style="italic" style:font-style-asian="italic" style:font-style-complex="italic"/>
    </style:style>
    <style:style style:name="T8" style:family="text">
      <style:text-properties style:font-name="Helvetica Ne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dade 0:</text:p>
      <text:list xml:id="list803468230" text:style-name="L2">
        <text:list-item>
          <text:p text:style-name="P5"><text:span text:style-name="T5">Crie uma pasta no </text:span><text:span text:style-name="T6">Ambiente de Trabalho</text:span><text:span text:style-name="T5"> com o nome </text:span><text:span text:style-name="T6">0777_Noite_S2</text:span><text:span text:style-name="T5">. Deverá guardar todos os documentos criados e fornecidos nesta pasta.</text:span></text:p>
        </text:list-item>
      </text:list>
      <text:p text:style-name="P1"/>
      <text:p text:style-name="P2">Texto 1:</text:p>
      <text:p text:style-name="P1"/>
      <text:p text:style-name="P1">Senhora do Monte</text:p>
      <text:p text:style-name="P1"/>
      <text:p text:style-name="P1"> A uma comprida légua de Leiria, acima das Cortes, e no alto de um monte que se prolonga para maiores alturas, há uma Ermida onde se venera uma imagem de Nossa Senhora, com a invocação de “Senhora do Monte” que fez esquecer a de “Mercês” com que algumas vezes a designaram. Esta Santa Imagem é de pedra, bem trabalhada, e teve a sua origem num voto de aflição, que a tradição oral e escrita trouxe até hoje e nós vamos contar: Era uma vez... ia Diogo Gil no alto mar. Não diz a lenda se era marinheiro ou comerciante, capitão, piloto ou embreador, quando nas costas portuguesas se levantou temerosa tempestade, com alterosas ondas que varriam o barco de proa à ré, de bombordo a estibordo. A aflição generalizou-se e Diogo Gil, que via terminados os seus dias naquele momento, fez um ferveroso voto a Nossa Senhora de Lhe construir uma Ermida num alto monte que dali se avistava se a borrasca amainasse. E, logo após a promessa feita, à tempestade sucedeu a bonança. E Diogo Gil, fiel á sua promessa, logo se voltou para terra e avistando os altos montes que coroam a povoação das Cortes, disse: “Será ali”. Regressando à terra, na cidade de Lisboa, Diogo Gil foi procurar o sítio que do mar avistara e onde devia construir a ermida dedicada à Rainha dos Céus. E andou, andou, até que chegou às Cortes. E ali subiu, subiu, passou a Abadia, e continuou a subir... Até que, lá ao longe, se via o mar, aquele mar que ia encurtando a vida de Diogo Gil. O peregrino, olhando o mar, lembrou-se do mau bocado que passara lá longe, nas brumas da distância. E, ali mesmo, Diogo Gil ajoelhou, orou, e depois mandou edificar a Capelinha que prometera à mãe de Jesus. Colocada a Imagem no altar, grande festa Lhe fez Diogo Gil, festa que todos os anos se repetia e que ainda hoje se repete no dia da Senhora do Monte. Não se sabe quando se edificou a ermida, mas sabe-se que já tem vários séculos.</text:p>
      <text:p text:style-name="P1"/>
      <text:p text:style-name="P2">Actividade 1:</text:p>
      <text:p text:style-name="P1"/>
      <text:list xml:id="list776504468" text:style-name="L1">
        <text:list-item>
          <text:p text:style-name="P4"><text:span text:style-name="T5">Copie o texto e guarde o documento com o nome “senhora_monte.doc”, na pasta que criou inicialmente;</text:span></text:p>
        </text:list-item>
        <text:list-item>
          <text:p text:style-name="P4"><text:span text:style-name="T5">Organize os parágrafos correctamente, deverá ficar com parágrafos.</text:span></text:p>
        </text:list-item>
        <text:list-item>
          <text:p text:style-name="P4"><text:span text:style-name="T5">Copie o segundo parágrafo e cole-o após o último parágrafo.</text:span></text:p>
        </text:list-item>
        <text:list-item>
          <text:p text:style-name="P4"><text:span text:style-name="T5">Recorte o primeiro parágrafo e cole-o entre o último e o penúltimo parágrafo.</text:span></text:p>
        </text:list-item>
        <text:list-item>
          <text:p text:style-name="P4"><text:span text:style-name="T5">Guarde o documento com um novo nome, “senhora_monte_2.doc”</text:span></text:p>
        </text:list-item>
        <text:list-item>
          <text:p text:style-name="P4"><text:span text:style-name="T5">Feche todos os documentos.</text:span></text:p>
        </text:list-item>
      </text:list>
      <text:p text:style-name="Standard"><text:span text:style-name="T5"/></text:p>
      <text:p text:style-name="Standard"><text:span text:style-name="T5"/></text:p>
      <text:p text:style-name="P10"><text:span text:style-name="T5">Texto 2:</text:span></text:p>
      <text:p text:style-name="Standard"><text:span text:style-name="T5"/></text:p>
      <text:p text:style-name="Standard"><text:span text:style-name="T5">Vozes dos animais, Pedro Dinis </text:span></text:p>
      <text:p text:style-name="Standard"><text:span text:style-name="T5"/></text:p>
      <text:p text:style-name="Standard"><text:span text:style-name="T5">Palram pega e papagaio</text:span></text:p>
      <text:p text:style-name="Standard"><text:span text:style-name="T5">E cacareja a galinha</text:span></text:p>
      <text:p text:style-name="Standard"><text:span text:style-name="T5">Os ternos pombos arrulham</text:span></text:p>
      <text:p text:style-name="Standard"><text:span text:style-name="T5">Geme a rola inocentinha</text:span></text:p>
      <text:p text:style-name="Standard"><text:span text:style-name="T5"/></text:p>
      <text:p text:style-name="Standard"><text:span text:style-name="T5">Muge a vaca, berra o touro</text:span></text:p>
      <text:p text:style-name="Standard"><text:span text:style-name="T5">Grasna a rã, ruge o leão,</text:span></text:p>
      <text:p text:style-name="Standard"><text:span text:style-name="T5">O gato mia, uiva o lobo</text:span></text:p>
      <text:p text:style-name="Standard"><text:span text:style-name="T5">Também uiva e ladra o cão.</text:span></text:p>
      <text:p text:style-name="Standard"><text:span text:style-name="T5"/></text:p>
      <text:p text:style-name="Standard"><text:span text:style-name="T5">Relincha o nobre cavalo,</text:span></text:p>
      <text:p text:style-name="Standard"><text:span text:style-name="T5">Os elefantes dão urros,</text:span></text:p>
      <text:p text:style-name="Standard"><text:span text:style-name="T5">A tímida ovellha bala,</text:span></text:p>
      <text:p text:style-name="Standard"><text:span text:style-name="T5">Zurrar é próprio dos burros.</text:span></text:p>
      <text:p text:style-name="Standard"><text:span text:style-name="T5"/></text:p>
      <text:p text:style-name="Standard"><text:span text:style-name="T5">Regouga a sagaz raposa,</text:span></text:p>
      <text:p text:style-name="Standard"><text:span text:style-name="T5">Brutinho muito matreiro;</text:span></text:p>
      <text:p text:style-name="Standard"><text:span text:style-name="T5">Nos ramos cantam as aves,</text:span></text:p>
      <text:p text:style-name="Standard"><text:span text:style-name="T5">Mas pia o mocho agoureiro.</text:span></text:p>
      <text:p text:style-name="Standard"><text:span text:style-name="T5"/></text:p>
      <text:p text:style-name="Standard"><text:span text:style-name="T5">Sabem as aves ligeiras</text:span></text:p>
      <text:p text:style-name="Standard"><text:span text:style-name="T5">O canto seu variar:</text:span></text:p>
      <text:p text:style-name="Standard"><text:span text:style-name="T5">Fazem gorjeios às vezes,</text:span></text:p>
      <text:p text:style-name="Standard"><text:span text:style-name="T5">Às vezes põem-se a chilrar.</text:span></text:p>
      <text:p text:style-name="Standard"><text:span text:style-name="T5"/></text:p>
      <text:p text:style-name="Standard"><text:span text:style-name="T5">O pardal, daninho aos campos,</text:span></text:p>
      <text:p text:style-name="Standard"><text:span text:style-name="T5">Não aprendeu a cantar;</text:span></text:p>
      <text:p text:style-name="Standard"><text:span text:style-name="T5">Como os ratos e as doninhas</text:span></text:p>
      <text:p text:style-name="Standard"><text:span text:style-name="T5">Apenas sabe chiar.</text:span></text:p>
      <text:p text:style-name="Standard"><text:span text:style-name="T5"/></text:p>
      <text:p text:style-name="Standard"><text:span text:style-name="T5">O negro corvo crocita,</text:span></text:p>
      <text:p text:style-name="Standard"><text:span text:style-name="T5">Zune o mosquito enfadonho,</text:span></text:p>
      <text:p text:style-name="Standard"><text:span text:style-name="T5">A serpente no deserto</text:span></text:p>
      <text:p text:style-name="Standard"><text:span text:style-name="T5">Solta assobio medonho.</text:span></text:p>
      <text:p text:style-name="Standard"><text:span text:style-name="T5"/></text:p>
      <text:p text:style-name="Standard"><text:span text:style-name="T5">Chia a lebre, grasna o pato,</text:span></text:p>
      <text:p text:style-name="Standard"><text:span text:style-name="T5">Ouvem-se os porcos grunhir,</text:span></text:p>
      <text:p text:style-name="Standard"><text:span text:style-name="T5">Libando o suco das flores,</text:span></text:p>
      <text:p text:style-name="Standard"><text:span text:style-name="T5">Costuma a abelha zumbir.</text:span></text:p>
      <text:p text:style-name="Standard"><text:span text:style-name="T5"/></text:p>
      <text:p text:style-name="Standard"><text:span text:style-name="T5">Bramam os tigres, as onças,</text:span></text:p>
      <text:p text:style-name="Standard"><text:span text:style-name="T5">Pia, pia o pintainho,</text:span></text:p>
      <text:p text:style-name="Standard"><text:span text:style-name="T5">Cucurica e canta o galo,</text:span></text:p>
      <text:p text:style-name="Standard"><text:span text:style-name="T5">Late e gane o cachorrinho.</text:span></text:p>
      <text:p text:style-name="Standard"><text:span text:style-name="T5"/></text:p>
      <text:p text:style-name="Standard"><text:span text:style-name="T5">A vitelinha dá berros</text:span></text:p>
      <text:p text:style-name="Standard"><text:soft-page-break/><text:span text:style-name="T5">O cordeirinho balidos,</text:span></text:p>
      <text:p text:style-name="Standard"><text:span text:style-name="T5">O macaquinho dá guinchos,</text:span></text:p>
      <text:p text:style-name="Standard"><text:span text:style-name="T5">A criancinha vagidos.</text:span></text:p>
      <text:p text:style-name="Standard"><text:span text:style-name="T5"/></text:p>
      <text:p text:style-name="Standard"><text:span text:style-name="T5">A fala foi dada ao homem,</text:span></text:p>
      <text:p text:style-name="Standard"><text:span text:style-name="T5">Rei dos outros animais:</text:span></text:p>
      <text:p text:style-name="Standard"><text:span text:style-name="T5">Nos versos lidos acima</text:span></text:p>
      <text:p text:style-name="Standard"><text:span text:style-name="T5">Se encontra em pobre rima</text:span></text:p>
      <text:p text:style-name="Standard"><text:span text:style-name="T5">As vozes dos principais.</text:span></text:p>
      <text:p text:style-name="Standard"/>
      <text:p text:style-name="P2">Actividade 2:</text:p>
      <text:list xml:id="list1756945582" text:style-name="L3">
        <text:list-item>
          <text:p text:style-name="P6"><text:span text:style-name="T5">Copie o texto e guarde o documento com o nome “vozes.doc”;</text:span></text:p>
        </text:list-item>
        <text:list-item>
          <text:p text:style-name="P6"><text:span text:style-name="T5">Apresente o título formatado como no exemplo: </text:span><text:span text:style-name="T6">Vozes dos animais</text:span><text:span text:style-name="T5"> – </text:span><text:span text:style-name="T7">Pedro Dinis</text:span></text:p>
        </text:list-item>
        <text:list-item>
          <text:p text:style-name="P6"><text:span text:style-name="T5">Ao título aplique as formatações: Alinhamento: </text:span><text:span text:style-name="T6">Centrado</text:span><text:span text:style-name="T5">; Tipo de letra: </text:span><text:span text:style-name="T6">Verdana</text:span><text:span text:style-name="T5">; Tamanho: </text:span><text:span text:style-name="T6">14</text:span><text:span text:style-name="T5">; <text:s/>Cor do tipo de letra: </text:span><text:span text:style-name="T6">Azul escuro</text:span><text:span text:style-name="T8">;</text:span></text:p>
        </text:list-item>
        <text:list-item>
          <text:p text:style-name="P6"><text:span text:style-name="T5">Disponha o texto em duas colunas;</text:span></text:p>
        </text:list-item>
        <text:list-item>
          <text:p text:style-name="P6"><text:span text:style-name="T5">Guarde e feche o documento.</text:span></text:p>
        </text:list-item>
      </text:list>
      <text:p text:style-name="Standard"><text:span text:style-name="T5"/></text:p>
      <text:p text:style-name="Standard"><text:span text:style-name="T5"/></text:p>
      <text:p text:style-name="P10"><text:span text:style-name="T5">Texto 3:</text:span></text:p>
      <text:p text:style-name="Standard"><text:span text:style-name="T5"/></text:p>
      <text:p text:style-name="Standard"><text:span text:style-name="T5">A Cegonha e a Tatauga</text:span></text:p>
      <text:p text:style-name="Standard"><text:span text:style-name="T5">– Vou partir para as terras quentes do Sul – dclarou a cegonha com visível</text:span></text:p>
      <text:p text:style-name="Standard"><text:span text:style-name="T5">orgulo. – Desde que anunciaram tempos difíceis, não penso noutra coisa.</text:span></text:p>
      <text:p text:style-name="Standard"><text:span text:style-name="T5"/></text:p>
      <text:p text:style-name="Standard"><text:span text:style-name="T5">– Quem é que anunciou tempHos difíceis? – perguntou a tatauga com um bocejo.</text:span></text:p>
      <text:p text:style-name="Standard"><text:span text:style-name="T5"/></text:p>
      <text:p text:style-name="Standard"><text:span text:style-name="T5">– O boletim meteorológico. Falaram de vento, chuva, frio, enfim, só de coisas</text:span></text:p>
      <text:p text:style-name="Standard"><text:span text:style-name="T5">desagradáveis. E eu, sempdre que posso, fujo do que me aborrece.</text:span></text:p>
      <text:p text:style-name="Standard"><text:span text:style-name="T5"/></text:p>
      <text:p text:style-name="Standard"><text:span text:style-name="T5">– Foges?</text:span></text:p>
      <text:p text:style-name="Standard"><text:span text:style-name="T5"/></text:p>
      <text:p text:style-name="Standard"><text:span text:style-name="T5">– Bom, é uma força de expressão. Sasbes que aproveito todos os prestextos para uma</text:span></text:p>
      <text:p text:style-name="Standard"><text:span text:style-name="T5">viagenzinha.</text:span></text:p>
      <text:p text:style-name="Standard"><text:span text:style-name="T5">Certa de que despertaria inveja, a cegonha pôs-se a descrever as delícias de que</text:span></text:p>
      <text:p text:style-name="Standard"><text:span text:style-name="T5">desfrutava nas suas deslocações:</text:span></text:p>
      <text:p text:style-name="Standard"><text:span text:style-name="T5"/></text:p>
      <text:p text:style-name="Standard"><text:span text:style-name="T5">– Oh! Levantar voo, bater as asas, lançar-me à aventura! Hoje uma terra, amanhã</text:span></text:p>
      <text:p text:style-name="Standard"><text:span text:style-name="T5">outra... Tu sabes lá o ue se encontra por esse mundo fora. Há cada animal!</text:span></text:p>
      <text:p text:style-name="Standard"><text:span text:style-name="T5"/></text:p>
      <text:p text:style-name="Standard"><text:span text:style-name="T5">– Imagino – respondeu a tatauga.</text:span></text:p>
      <text:p text:style-name="Standard"><text:span text:style-name="T5"/></text:p>
      <text:p text:style-name="Standard"><text:span text:style-name="T5">– Não imaginas, não. Ora diz-me, consegues fazer passar pela tua cabeça uma</text:span></text:p>
      <text:p text:style-name="Standard"><text:span text:style-name="T5">manada de bicos que parecem acíficos e de trato fácil, mas que afinal são</text:span></text:p>
      <text:p text:style-name="Standard"><text:span text:style-name="T5">indomáveis e nunca nada, nem ninguém, conseguiu domesticar?</text:span></text:p>
      <text:p text:style-name="Standard"><text:span text:style-name="T5"/></text:p>
      <text:p text:style-name="Standard"><text:span text:style-name="T5">– Nada mais simples, são zebras.</text:span></text:p>
      <text:p text:style-name="Standard"><text:span text:style-name="T5">Um pouco desconsolada, a cegnha insistiu:</text:span></text:p>
      <text:p text:style-name="Standard"><text:span text:style-name="T5"/></text:p>
      <text:p text:style-name="Standard"><text:span text:style-name="T5">– E um mastronço de pele dura como sola, mope, neurótico e com um corno só?</text:span></text:p>
      <text:p text:style-name="Standard"><text:span text:style-name="T5"/></text:p>
      <text:p text:style-name="Standard"><text:span text:style-name="T5">– Nada mais fácil. É o rinoceronte.</text:span></text:p>
      <text:p text:style-name="Standard"><text:span text:style-name="T5"/></text:p>
      <text:p text:style-name="Standard"><text:span text:style-name="T5">A cegonha já estava a ficar irritadíssima, cheia de mas intenções, perguntou de novo:</text:span></text:p>
      <text:p text:style-name="Standard"><text:span text:style-name="T5">– Já viste uns pássaros cloridos que falam, falam, mas nã dizem nada, porque se</text:span></text:p>
      <text:p text:style-name="Standard"><text:span text:style-name="T5">limitam a repetir o que outros já disseram?</text:span></text:p>
      <text:p text:style-name="Standard"><text:span text:style-name="T5"/></text:p>
      <text:p text:style-name="Standard"><text:span text:style-name="T5">Pachorrenta como é de seu natural, a tatauga abanou a cabeça, encolheu-se na</text:span></text:p>
      <text:p text:style-name="Standard"><text:span text:style-name="T5">casca, voltou a estiar-se. Parecia ter pouca vontde de responder.</text:span></text:p>
      <text:p text:style-name="Standard"><text:span text:style-name="T5">– Então? Perdeste a língua? Se calhar nunca encontraste nenhum destes pássaros.</text:span></text:p>
      <text:p text:style-name="Standard"><text:span text:style-name="T5">– Ó filha, o que mais há por aí são papagaios.</text:span></text:p>
      <text:p text:style-name="Standard"><text:span text:style-name="T5"/></text:p>
      <text:p text:style-name="Standard"><text:span text:style-name="T5">Quase enraivecida, a cegonha largou a falar coo uma matraca.</text:span></text:p>
      <text:p text:style-name="Standard"><text:span text:style-name="T5">– E os bichos que carregam os filhotes numa bolsa até eles serem bem grandes? E</text:span></text:p>
      <text:p text:style-name="Standard"><text:span text:style-name="T5">as aves que põem os ovos nos ninhos alheios, porque não estão para se maçar a</text:span></text:p>
      <text:p text:style-name="Standard"><text:span text:style-name="T5">tratarem das crias? E os grupos que guicham com voz esganiçada, pouco se</text:span></text:p>
      <text:p text:style-name="Standard"><text:span text:style-name="T5">importando se incomodam ou não as pessoas? Conheces?</text:span></text:p>
      <text:p text:style-name="Standard"><text:span text:style-name="T5"/></text:p>
      <text:p text:style-name="Standard"><text:span text:style-name="T5">– Cangurus, cucos e macacos – foi a resposta ceca.</text:span></text:p>
      <text:p text:style-name="Standard"><text:soft-page-break/><text:span text:style-name="T5">A cegonha calou-se, descrçoada. E mais descorçoada ficou quando a tatauga</text:span></text:p>
      <text:p text:style-name="Standard"><text:span text:style-name="T5">resolveu por sua vez fazer pergutas.</text:span></text:p>
      <text:p text:style-name="Standard"><text:span text:style-name="T5"/></text:p>
      <text:p text:style-name="Standard"><text:span text:style-name="T5">– Então agora diz-me cá tu que viajas tanto. Qual é a ave mais rápida do mundo?</text:span></text:p>
      <text:p text:style-name="Standard"><text:span text:style-name="T5">A cegonha engoliu em seco, porque já se crusara com todas as espécies, mas</text:span></text:p>
      <text:p text:style-name="Standard"><text:span text:style-name="T5">nunca lhe ocorrera averigur a que velocidades se deslocavam.</text:span></text:p>
      <text:p text:style-name="Standard"><text:span text:style-name="T5"/></text:p>
      <text:p text:style-name="Standard"><text:span text:style-name="T5">– Tolices – resmungou. – Querias que andasse a cronometrar os voos de cada um?</text:span></text:p>
      <text:p text:style-name="Standard"><text:span text:style-name="T5">Tenho mis que fazer!</text:span></text:p>
      <text:p text:style-name="Standard"><text:span text:style-name="T5">– Bom, então diz-me onde é que os caracóis têm os olhos.</text:span></text:p>
      <text:p text:style-name="Standard"><text:span text:style-name="T5">– Os caracóis? Sei lá! São tão pequenos que nunca me despertaram qualquer</text:span></text:p>
      <text:p text:style-name="Standard"><text:span text:style-name="T5">interesse. Gosto de animais grandes, porque só os grandes têm importância neste mundo.</text:span></text:p>
      <text:p text:style-name="Standard"><text:span text:style-name="T5"/></text:p>
      <text:p text:style-name="Standard"><text:span text:style-name="T5">Autor:</text:span></text:p>
      <text:p text:style-name="Standard"><text:span text:style-name="T5">Ana Maria Magalhães e Isabel Alçada, Três Fábulas, Lisboa, Caminho, 2007</text:span></text:p>
      <text:p text:style-name="Standard"><text:span text:style-name="T5"/></text:p>
      <text:p text:style-name="P8"><text:span text:style-name="T5">Actividade:</text:span></text:p>
      <text:list xml:id="list815756675" text:style-name="L4">
        <text:list-item>
          <text:p text:style-name="P7"><text:span text:style-name="T1">Copie o texto usando o rato, (copiar + colar) e guarde o documento com o nome </text:span><text:span text:style-name="T2">“tartaruga.doc”</text:span><text:span text:style-name="T1">;</text:span></text:p>
        </text:list-item>
        <text:list-item>
          <text:p text:style-name="P7"><text:span text:style-name="T5">Aplique as seguintes formatações: Alinhamento: </text:span><text:span text:style-name="T6">Justificado</text:span><text:span text:style-name="T5">; Tipo de letra: </text:span><text:span text:style-name="T6">Arial</text:span><text:span text:style-name="T5">; Tamanho: </text:span><text:span text:style-name="T6">13</text:span><text:span text:style-name="T5">; <text:s/>Espaçamento entre linhas: </text:span><text:span text:style-name="T6">1,5</text:span><text:span text:style-name="T5">. </text:span></text:p>
        </text:list-item>
        <text:list-item>
          <text:p text:style-name="P7"><text:span text:style-name="T5">Coloque as linha correspondente aos autores em itálico.</text:span></text:p>
        </text:list-item>
        <text:list-item>
          <text:p text:style-name="P7"><text:span text:style-name="T5">Corrija os erros ortográficos detectados no documento usando a ferramenta de correcção de ortografia.</text:span></text:p>
        </text:list-item>
        <text:list-item>
          <text:p text:style-name="P7"><text:span text:style-name="T5">Disponha o texto de forma corrida, identificando os parágrafos para cada fala.</text:span></text:p>
        </text:list-item>
        <text:list-item>
          <text:p text:style-name="P7"><text:span text:style-name="T5">Guarde e feche o documento.</text:span></text:p>
        </text:list-item>
      </text:list>
      <text:p text:style-name="Standard"><text:span text:style-name="T5"/></text:p>
      <text:p text:style-name="P8"><text:span text:style-name="T5"/></text:p>
      <text:p text:style-name="P10"><text:span text:style-name="T5">Texto 4:</text:span></text:p>
      <text:p text:style-name="Standard"><text:span text:style-name="T5"/></text:p>
      <text:p text:style-name="Standard"><text:span text:style-name="T5">Faça download do documento em </text:span><text:a xlink:type="simple" xlink:href="http://www.sergio-lopes.org/0777/docs/estorias.doc"><text:span text:style-name="T5">http://www.sergio-lopes.org/0777/docs/estorias.doc</text:span></text:a><text:a xlink:type="simple" xlink:href="http://www.sergio/"><text:span text:style-name="T5"> </text:span></text:a></text:p>
      <text:p text:style-name="Standard"><text:a xlink:type="simple" xlink:href="http://www.sergio/"><text:span text:style-name="T5"/></text:a></text:p>
      <text:p text:style-name="P2">Actividade 4:</text:p>
      <text:list xml:id="list670026222" text:style-name="L5">
        <text:list-item>
          <text:p text:style-name="P9"><text:span text:style-name="T5">Abra o documento que obteve e separa os vários textos em documentos e guarde cada um deles com o nome igual ao título;</text:span></text:p>
        </text:list-item>
        <text:list-item>
          <text:p text:style-name="P3"><text:span text:style-name="T1">Formate os títulos de cada documento usando: </text:span><text:span text:style-name="T3">Alinhamento: </text:span><text:span text:style-name="T4">centrado</text:span><text:span text:style-name="T3">; </text:span>Estilo: <text:span text:style-name="T9">Itálico</text:span>; Tipo de letra: <text:span text:style-name="T9">Tahoma</text:span>; <text:s/><text:span text:style-name="T1">Tamanho: </text:span><text:span text:style-name="T2">20</text:span><text:span text:style-name="T1">; </text:span></text:p>
        </text:list-item>
        <text:list-item>
          <text:p text:style-name="P3"><text:span text:style-name="T1">Alinhe o texto de todos os documentos usando a opção </text:span><text:span text:style-name="T2">Justificado</text:span><text:span text:style-name="T1">;</text:span></text:p>
        </text:list-item>
        <text:list-item>
          <text:p text:style-name="P3"><text:span text:style-name="T1">Use </text:span><text:span text:style-name="T2">Arial</text:span><text:span text:style-name="T1"> como tipo de letra;</text:span></text:p>
        </text:list-item>
        <text:list-item>
          <text:p text:style-name="P3">Espaçamento entre linhas: 1,5. </text:p>
        </text:list-item>
        <text:list-item>
          <text:p text:style-name="P3">Avanço da primeira linha de 1 cm.</text:p>
        </text:list-item>
        <text:list-item>
          <text:p text:style-name="P3">Guarde os documentos e feche;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9T18:31:55</meta:creation-date>
    <dc:date>2009-10-29T19:00:47</dc:date>
    <meta:editing-duration>PT00H28M52S</meta:editing-duration>
    <meta:editing-cycles>6</meta:editing-cycles>
    <meta:generator>OpenOffice.org/3.1$Unix OpenOffice.org_project/310m19$Build-9420</meta:generator>
    <meta:document-statistic meta:table-count="0" meta:image-count="0" meta:object-count="0" meta:page-count="6" meta:paragraph-count="129" meta:word-count="1381" meta:character-count="7732"/>
  </office:meta>
</office:document-meta>
</file>